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511" officeooo:paragraph-rsid="001fe511"/>
    </style:style>
    <style:style style:name="P2" style:family="paragraph" style:parent-style-name="Standard">
      <style:text-properties officeooo:paragraph-rsid="001fe511"/>
    </style:style>
    <style:style style:name="P3" style:family="paragraph" style:parent-style-name="Standard">
      <style:text-properties officeooo:rsid="002013b1" officeooo:paragraph-rsid="002013b1"/>
    </style:style>
    <style:style style:name="P4" style:family="paragraph" style:parent-style-name="Standard">
      <style:text-properties officeooo:rsid="002174d3" officeooo:paragraph-rsid="002174d3"/>
    </style:style>
    <style:style style:name="P5" style:family="paragraph" style:parent-style-name="Standard">
      <style:text-properties officeooo:rsid="002265cb" officeooo:paragraph-rsid="002265cb"/>
    </style:style>
    <style:style style:name="P6" style:family="paragraph" style:parent-style-name="Standard">
      <style:text-properties officeooo:rsid="0022a816" officeooo:paragraph-rsid="0022a816"/>
    </style:style>
    <style:style style:name="P7" style:family="paragraph" style:parent-style-name="Standard">
      <style:text-properties officeooo:rsid="0023e8a5" officeooo:paragraph-rsid="0023e8a5"/>
    </style:style>
    <style:style style:name="T1" style:family="text">
      <style:text-properties officeooo:rsid="001fe511"/>
    </style:style>
    <style:style style:name="T2" style:family="text">
      <style:text-properties officeooo:rsid="0022a8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<text:tab/>#include&lt;stdio.h&gt;</text:span></text:p>
      <text:p text:style-name="P2"><text:tab/>int main()</text:p>
      <text:p text:style-name="P2"><text:tab/>{</text:p>
      <text:p text:style-name="P2"><text:tab/> <text:s text:c="3"/>int a;</text:p>
      <text:p text:style-name="P2"><text:tab/> <text:s text:c="3"/>printf("Enter a number :-");</text:p>
      <text:p text:style-name="P2"><text:tab/> <text:s text:c="3"/>scanf("%d",&amp;a);</text:p>
      <text:p text:style-name="P2"><text:tab/></text:p>
      <text:p text:style-name="P2"><text:tab/> <text:s text:c="3"/>while(a&gt;0)</text:p>
      <text:p text:style-name="P2"><text:tab/> <text:s text:c="7"/>{</text:p>
      <text:p text:style-name="P2"><text:tab/> <text:s text:c="11"/>printf("My Sir G\n");</text:p>
      <text:p text:style-name="P2"><text:tab/> <text:s text:c="11"/>a--;</text:p>
      <text:p text:style-name="P2"><text:tab/> <text:s text:c="7"/>}</text:p>
      <text:p text:style-name="P2"><text:tab/>}</text:p>
      <text:p text:style-name="P2"/>
      <text:p text:style-name="P1">2.<text:tab/>#include&lt;stdio.h&gt;</text:p>
      <text:p text:style-name="P1"><text:tab/>int main()</text:p>
      <text:p text:style-name="P1"><text:tab/>{</text:p>
      <text:p text:style-name="P1"><text:tab/> <text:s text:c="3"/>int a,i;</text:p>
      <text:p text:style-name="P1"><text:tab/> <text:s text:c="3"/>printf("Enter A Number :-");</text:p>
      <text:p text:style-name="P1"><text:tab/> <text:s text:c="3"/>scanf("%d",&amp;a);</text:p>
      <text:p text:style-name="P1"><text:tab/></text:p>
      <text:p text:style-name="P1"><text:tab/> <text:s text:c="3"/>for(i=1;i&lt;=a;i++)</text:p>
      <text:p text:style-name="P1"><text:tab/> <text:s text:c="7"/>printf("%d <text:s/>",i);</text:p>
      <text:p text:style-name="P1"><text:tab/> <text:s text:c="7"/>printf("\n");</text:p>
      <text:p text:style-name="P1"><text:tab/>}</text:p>
      <text:p text:style-name="P1"/>
      <text:p text:style-name="P3">3.<text:tab/>#include&lt;stdio.h&gt;</text:p>
      <text:p text:style-name="P3"><text:tab/>int main()</text:p>
      <text:p text:style-name="P3"><text:tab/>{</text:p>
      <text:p text:style-name="P3"><text:tab/> <text:s text:c="3"/>int a;</text:p>
      <text:p text:style-name="P3"><text:tab/> <text:s text:c="3"/>printf("Enter A Number :-");</text:p>
      <text:p text:style-name="P3"><text:tab/> <text:s text:c="3"/>scanf("%d",&amp;a);</text:p>
      <text:p text:style-name="P3"><text:tab/></text:p>
      <text:p text:style-name="P3"><text:tab/> <text:s text:c="3"/>for(;a&gt;0;a--)</text:p>
      <text:p text:style-name="P3"><text:tab/> <text:s text:c="3"/>{</text:p>
      <text:p text:style-name="P3"><text:tab/> <text:s text:c="7"/>printf("%d <text:s/>",a);</text:p>
      <text:p text:style-name="P3"><text:tab/> <text:s text:c="3"/>}</text:p>
      <text:p text:style-name="P3"><text:tab/> <text:s text:c="3"/>printf("\n");</text:p>
      <text:p text:style-name="P3"><text:tab/>}</text:p>
      <text:p text:style-name="P3"/>
      <text:p text:style-name="P3">4.<text:tab/>#include&lt;stdio.h&gt;</text:p>
      <text:p text:style-name="P3"><text:tab/>int main()</text:p>
      <text:p text:style-name="P3"><text:tab/>{</text:p>
      <text:p text:style-name="P3"><text:tab/> <text:s text:c="3"/>int a,i;</text:p>
      <text:p text:style-name="P3"><text:tab/> <text:s text:c="3"/>printf("Enter a Number :-");</text:p>
      <text:p text:style-name="P3"><text:tab/> <text:s text:c="3"/>scanf("%d",&amp;a);</text:p>
      <text:p text:style-name="P3"><text:tab/> <text:s text:c="3"/><text:span text:style-name="T2">a=a*2;</text:span></text:p>
      <text:p text:style-name="P3"><text:tab/></text:p>
      <text:p text:style-name="P3"><text:tab/> <text:s text:c="3"/>for(i=2;i&lt;=a;i+=2)</text:p>
      <text:p text:style-name="P3"><text:tab/> <text:s text:c="7"/>printf("%d <text:s/>",i);</text:p>
      <text:p text:style-name="P3"><text:tab/> <text:s text:c="3"/>printf("\n");</text:p>
      <text:p text:style-name="P3"><text:tab/>}</text:p>
      <text:p text:style-name="P4"><text:soft-page-break/>5.<text:tab/>#include&lt;stdio.h&gt;</text:p>
      <text:p text:style-name="P4"><text:tab/>int main()</text:p>
      <text:p text:style-name="P4"><text:tab/>{</text:p>
      <text:p text:style-name="P4"><text:tab/> <text:s text:c="3"/>int a;</text:p>
      <text:p text:style-name="P4"><text:tab/> <text:s text:c="3"/>printf("Enter a Number :-");</text:p>
      <text:p text:style-name="P4"><text:tab/> <text:s text:c="3"/>scanf("%d",&amp;a);</text:p>
      <text:p text:style-name="P4"><text:s/><text:tab/> <text:s text:c="3"/><text:span text:style-name="T2">a=a*2;</text:span></text:p>
      <text:p text:style-name="P4"><text:tab/> <text:s text:c="3"/></text:p>
      <text:p text:style-name="P4"><text:tab/> <text:s text:c="3"/>for(;a&gt;0;a-=2)</text:p>
      <text:p text:style-name="P4"><text:tab/> <text:s text:c="7"/>printf("%d <text:s/>",a);</text:p>
      <text:p text:style-name="P4"><text:tab/> <text:s text:c="3"/>printf("\n");</text:p>
      <text:p text:style-name="P4"><text:tab/>}</text:p>
      <text:p text:style-name="P4"/>
      <text:p text:style-name="P5">6.<text:tab/>#include&lt;stdio.h&gt;</text:p>
      <text:p text:style-name="P5"><text:tab/>int main()</text:p>
      <text:p text:style-name="P5"><text:tab/>{</text:p>
      <text:p text:style-name="P5"><text:tab/> <text:s text:c="3"/>int a,i;</text:p>
      <text:p text:style-name="P5"><text:tab/> <text:s text:c="3"/>printf("Enter a Number :-");</text:p>
      <text:p text:style-name="P5"><text:tab/> <text:s text:c="3"/>scanf("%d",&amp;a);</text:p>
      <text:p text:style-name="P5"><text:tab/> <text:s text:c="3"/>a=a*2;</text:p>
      <text:p text:style-name="P5"><text:tab/></text:p>
      <text:p text:style-name="P5"><text:tab/> <text:s text:c="3"/>for(i=1;i&lt;=a;i+=2)</text:p>
      <text:p text:style-name="P5"><text:tab/> <text:s text:c="7"/>printf("%d <text:s/>",i);</text:p>
      <text:p text:style-name="P5"><text:tab/> <text:s text:c="3"/>printf("\n");</text:p>
      <text:p text:style-name="P5"><text:tab/>}</text:p>
      <text:p text:style-name="P5"/>
      <text:p text:style-name="P6">7.<text:tab/>#include&lt;stdio.h&gt;</text:p>
      <text:p text:style-name="P6"><text:tab/>int main()</text:p>
      <text:p text:style-name="P6"><text:tab/>{</text:p>
      <text:p text:style-name="P6"><text:tab/> <text:s text:c="3"/>int a,i;</text:p>
      <text:p text:style-name="P6"><text:tab/> <text:s text:c="3"/>printf("Enter a Number :-");</text:p>
      <text:p text:style-name="P6"><text:tab/> <text:s text:c="3"/>scanf("%d",&amp;a);</text:p>
      <text:p text:style-name="P6"><text:tab/></text:p>
      <text:p text:style-name="P6"><text:tab/> <text:s text:c="3"/>for(i=1;i&lt;=a;i++)</text:p>
      <text:p text:style-name="P6"><text:tab/> <text:s text:c="7"/>printf("%d <text:s/>",i*i);</text:p>
      <text:p text:style-name="P6"><text:tab/> <text:s text:c="3"/></text:p>
      <text:p text:style-name="P6"><text:tab/> <text:s text:c="3"/>printf("\n");</text:p>
      <text:p text:style-name="P6"><text:tab/>}</text:p>
      <text:p text:style-name="P6"/>
      <text:p text:style-name="P7">8.<text:tab/>#include&lt;stdio.h&gt;</text:p>
      <text:p text:style-name="P7"><text:tab/>int main()</text:p>
      <text:p text:style-name="P7"><text:tab/>{</text:p>
      <text:p text:style-name="P7"><text:tab/> <text:s text:c="3"/>int a,i;</text:p>
      <text:p text:style-name="P7"><text:tab/> <text:s text:c="3"/>printf("Enter a Number :-");</text:p>
      <text:p text:style-name="P7"><text:tab/> <text:s text:c="3"/>scanf("%d",&amp;a);</text:p>
      <text:p text:style-name="P7"><text:tab/></text:p>
      <text:p text:style-name="P7"><text:tab/> <text:s text:c="3"/>for(i=1;i&lt;=a;i++)</text:p>
      <text:p text:style-name="P7"><text:tab/> <text:s text:c="7"/>printf("%d <text:s/>",i*i*i);</text:p>
      <text:p text:style-name="P7"><text:tab/> <text:s text:c="3"/></text:p>
      <text:p text:style-name="P7"><text:tab/> <text:s text:c="3"/>printf("\n");</text:p>
      <text:p text:style-name="P7"><text:tab/>}</text:p>
      <text:p text:style-name="P7"/>
      <text:p text:style-name="P7"><text:soft-page-break/>9.<text:tab/>#include&lt;stdio.h&gt;</text:p>
      <text:p text:style-name="P7"><text:tab/>int main()</text:p>
      <text:p text:style-name="P7"><text:tab/>{</text:p>
      <text:p text:style-name="P7"><text:tab/> <text:s text:c="3"/>int a;</text:p>
      <text:p text:style-name="P7"><text:tab/> <text:s text:c="3"/>printf("Enter a Number :-");</text:p>
      <text:p text:style-name="P7"><text:tab/> <text:s text:c="3"/>scanf("%d",&amp;a);</text:p>
      <text:p text:style-name="P7"><text:tab/></text:p>
      <text:p text:style-name="P7"><text:tab/> <text:s text:c="3"/>for(;a&gt;0;a--)</text:p>
      <text:p text:style-name="P7"><text:tab/> <text:s text:c="7"/>printf("%d <text:s/>",a*a);</text:p>
      <text:p text:style-name="P7"><text:tab/> <text:s text:c="3"/></text:p>
      <text:p text:style-name="P7"><text:tab/> <text:s text:c="3"/>printf("\n");</text:p>
      <text:p text:style-name="P7"><text:tab/>}</text:p>
      <text:p text:style-name="P7">10.<text:tab/>#include&lt;stdio.h&gt;</text:p>
      <text:p text:style-name="P7"><text:tab/>int main()</text:p>
      <text:p text:style-name="P7"><text:tab/>{</text:p>
      <text:p text:style-name="P7"><text:tab/> <text:s text:c="3"/>int a;</text:p>
      <text:p text:style-name="P7"><text:tab/> <text:s text:c="3"/>printf("Enter a Number :-");</text:p>
      <text:p text:style-name="P7"><text:tab/> <text:s text:c="3"/>scanf("%d",&amp;a);</text:p>
      <text:p text:style-name="P7"><text:tab/></text:p>
      <text:p text:style-name="P7"><text:tab/> <text:s text:c="3"/>for(;a&gt;0;a--)</text:p>
      <text:p text:style-name="P7"><text:tab/> <text:s text:c="7"/>printf("%d <text:s/>",a*a*a);</text:p>
      <text:p text:style-name="P7"><text:tab/> <text:s text:c="3"/></text:p>
      <text:p text:style-name="P7"><text:tab/> <text:s text:c="3"/>printf("\n");</text:p>
      <text:p text:style-name="P7"><text:tab/>}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20:54:56.586238017</meta:creation-date>
    <dc:date>2022-06-30T21:52:19.755246252</dc:date>
    <meta:editing-duration>PT6M31S</meta:editing-duration>
    <meta:editing-cycles>1</meta:editing-cycles>
    <meta:document-statistic meta:table-count="0" meta:image-count="0" meta:object-count="0" meta:page-count="3" meta:paragraph-count="121" meta:word-count="182" meta:character-count="1764" meta:non-whitespace-character-count="1220"/>
    <meta:generator>LibreOffice/6.4.7.2$Linux_X86_64 LibreOffice_project/40$Build-2</meta:generator>
  </office:meta>
</office:document-meta>
</file>